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Mangal1" svg:font-family="Manga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5.156cm" fo:margin-right="0cm" fo:margin-top="0.09cm" fo:margin-bottom="0cm" fo:line-height="100%" fo:text-indent="0cm" style:auto-text-indent="false" style:punctuation-wrap="simple" style:line-break="normal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margin-top="0.009cm" fo:margin-bottom="0cm" fo:line-height="100%" fo:text-indent="0cm" style:auto-text-indent="false" style:punctuation-wrap="simple" style:line-break="normal"/>
      <style:text-properties fo:font-size="13pt" style:font-size-asian="13pt" style:font-size-complex="13pt"/>
    </style:style>
    <style:style style:name="P3" style:family="paragraph" style:parent-style-name="Text_20_body">
      <style:paragraph-properties fo:margin-left="0cm" fo:margin-right="0cm" fo:margin-top="0.009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line-height="100%" fo:text-indent="0cm" style:auto-text-indent="false" style:punctuation-wrap="simple" style:line-break="normal"/>
      <style:text-properties fo:font-size="14pt" style:font-size-asian="14pt" style:font-size-complex="14pt"/>
    </style:style>
    <style:style style:name="P5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punctuation-wrap="simple" style:line-break="normal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0cm" style:auto-text-indent="false" style:punctuation-wrap="simple" style:line-break="normal"/>
      <style:text-properties style:font-name="Times New Roman1"/>
    </style:style>
    <style:style style:name="P8" style:family="paragraph" style:parent-style-name="Text_20_body">
      <style:paragraph-properties fo:margin-left="0cm" fo:margin-right="0cm" fo:margin-top="0.018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1.5pt" style:font-size-asian="11.5pt" style:font-size-complex="11.5pt"/>
    </style:style>
    <style:style style:name="P9" style:family="paragraph" style:parent-style-name="Text_20_body">
      <style:paragraph-properties fo:margin-left="0cm" fo:margin-right="0cm" fo:margin-top="0.018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5.5pt" style:font-size-asian="15.5pt" style:font-size-complex="15.5pt"/>
    </style:style>
    <style:style style:name="P10" style:family="paragraph" style:parent-style-name="Text_20_body">
      <style:paragraph-properties fo:margin-left="0cm" fo:margin-right="0cm" fo:margin-top="0.012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0pt" style:font-size-asian="10pt" style:font-size-complex="10pt"/>
    </style:style>
    <style:style style:name="P11" style:family="paragraph" style:parent-style-name="Text_20_body">
      <style:paragraph-properties fo:margin-left="0cm" fo:margin-right="0cm" fo:margin-top="0.019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0.5pt" style:font-size-asian="10.5pt" style:font-size-complex="10.5pt"/>
    </style:style>
    <style:style style:name="P12" style:family="paragraph" style:parent-style-name="Text_20_body">
      <style:paragraph-properties fo:margin-left="0cm" fo:margin-right="0cm" fo:margin-top="0.011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4.5pt" style:font-size-asian="14.5pt" style:font-size-complex="14.5pt"/>
    </style:style>
    <style:style style:name="P13" style:family="paragraph" style:parent-style-name="Text_20_body">
      <style:paragraph-properties fo:margin-left="0cm" fo:margin-right="0cm" fo:margin-top="0.085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14" style:family="paragraph" style:parent-style-name="Heading_20_1">
      <style:paragraph-properties fo:margin-left="0cm" fo:margin-right="0cm" fo:margin-top="0.296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.208cm" fo:margin-right="0cm" fo:margin-top="0.002cm" fo:margin-bottom="0cm" fo:line-height="100%" fo:text-align="justify" style:justify-single-word="false" fo:text-indent="0cm" style:auto-text-indent="false" style:punctuation-wrap="simple" style:line-break="normal"/>
    </style:style>
    <style:style style:name="P16" style:family="paragraph" style:parent-style-name="Text_20_body">
      <style:paragraph-properties fo:margin-left="0.208cm" fo:margin-right="0cm" fo:line-height="100%" fo:text-align="justify" style:justify-single-word="false" fo:text-indent="0cm" style:auto-text-indent="false" style:punctuation-wrap="simple" style:line-break="normal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left="0.208cm" fo:margin-right="0cm" fo:margin-top="0.065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Header">
      <style:paragraph-properties fo:margin-top="0.035cm" fo:margin-bottom="0.035cm" fo:text-align="start" style:justify-single-word="false" fo:orphans="0" fo:widows="0" fo:hyphenation-ladder-count="no-limit" style:writing-mode="lr-tb">
        <style:tab-stops/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.206cm" fo:margin-right="12.841cm" fo:margin-top="0.083cm" fo:margin-bottom="0cm" fo:line-height="114%" fo:text-align="justify" style:justify-single-word="false" fo:text-indent="0cm" style:auto-text-indent="false" style:punctuation-wrap="simple" style:line-break="normal"/>
    </style:style>
    <style:style style:name="P20" style:family="paragraph" style:parent-style-name="Text_20_body">
      <style:paragraph-properties fo:margin-left="0.208cm" fo:margin-right="11.192cm" fo:margin-top="0.173cm" fo:margin-bottom="0cm" fo:line-height="114%" fo:text-align="justify" style:justify-single-word="false" fo:text-indent="0cm" style:auto-text-indent="false" style:punctuation-wrap="simple" style:line-break="normal"/>
      <style:text-properties style:font-name="Times New Roman1"/>
    </style:style>
    <style:style style:name="P21" style:family="paragraph" style:parent-style-name="Text_20_body">
      <style:paragraph-properties fo:margin-left="0.208cm" fo:margin-right="7.488cm" fo:margin-top="0.065cm" fo:margin-bottom="0cm" fo:line-height="114%" fo:text-align="justify" style:justify-single-word="false" fo:text-indent="0cm" style:auto-text-indent="false" style:punctuation-wrap="simple" style:line-break="normal"/>
      <style:text-properties style:font-name="Times New Roman1"/>
    </style:style>
    <style:style style:name="P22" style:family="paragraph" style:parent-style-name="Text_20_body">
      <style:paragraph-properties fo:margin-left="0.206cm" fo:margin-right="0.646cm" fo:margin-top="0.437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Heading_20_1">
      <style:paragraph-properties fo:margin-left="0.206cm" fo:margin-right="0.646cm" fo:margin-top="0.326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fo:font-weight="bold" style:font-weight-asian="bold" style:font-weight-complex="bold"/>
    </style:style>
    <style:style style:name="P24" style:family="paragraph" style:parent-style-name="Text_20_body">
      <style:paragraph-properties fo:margin-left="0.843cm" fo:margin-right="0cm" fo:line-height="100%" fo:text-align="justify" style:justify-single-word="false" fo:text-indent="0cm" style:auto-text-indent="false" style:punctuation-wrap="simple" style:line-break="normal"/>
      <style:text-properties style:font-name="Times New Roman1" fo:font-size="12pt" style:font-name-asian="Symbol" style:font-size-asian="12pt" style:font-name-complex="Symbol" style:font-size-complex="12pt"/>
    </style:style>
    <style:style style:name="P25" style:family="paragraph" style:parent-style-name="Text_20_body">
      <style:paragraph-properties fo:margin-left="0.314cm" fo:margin-right="0cm" fo:margin-top="0.074cm" fo:margin-bottom="0cm" fo:line-height="100%" fo:text-align="justify" style:justify-single-word="false" fo:text-indent="0cm" style:auto-text-indent="false" style:punctuation-wrap="simple" style:line-break="normal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ext_20_body">
      <style:paragraph-properties fo:margin-left="0.206cm" fo:margin-right="0.187cm" fo:margin-top="0.065cm" fo:margin-bottom="0cm" fo:line-height="114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27" style:family="paragraph" style:parent-style-name="Text_20_body">
      <style:paragraph-properties fo:margin-left="0cm" fo:margin-right="6.241cm" fo:margin-top="0.085cm" fo:margin-bottom="0cm" fo:line-height="113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28" style:family="paragraph" style:parent-style-name="Text_20_body">
      <style:paragraph-properties fo:margin-left="0cm" fo:margin-right="6.241cm" fo:margin-top="0.085cm" fo:margin-bottom="0cm" fo:line-height="113%" fo:text-align="justify" style:justify-single-word="false" fo:text-indent="0cm" style:auto-text-indent="false" style:punctuation-wrap="simple" style:line-break="normal"/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6.241cm" fo:margin-top="0.085cm" fo:margin-bottom="0cm" fo:line-height="113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30" style:family="paragraph" style:parent-style-name="Standard">
      <style:paragraph-properties fo:margin-left="0.392cm" fo:margin-right="6.241cm" fo:margin-top="0.085cm" fo:margin-bottom="0cm" fo:line-height="113%" fo:text-align="justify" style:justify-single-word="false" fo:text-indent="0cm" style:auto-text-indent="false" style:punctuation-wrap="simple" style:line-break="normal"/>
      <style:text-properties style:font-name="Times New Roman1"/>
    </style:style>
    <style:style style:name="P31" style:family="paragraph" style:parent-style-name="Standard">
      <style:paragraph-properties fo:margin-left="0.392cm" fo:margin-right="6.241cm" fo:margin-top="0.085cm" fo:margin-bottom="0cm" fo:line-height="113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32" style:family="paragraph" style:parent-style-name="Heading_20_2">
      <style:paragraph-properties fo:margin-left="0cm" fo:margin-right="12.841cm" fo:margin-top="0.083cm" fo:margin-bottom="0cm" fo:line-height="114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33" style:family="paragraph" style:parent-style-name="Header">
      <style:paragraph-properties fo:margin-left="0cm" fo:margin-right="12.841cm" fo:margin-top="0.035cm" fo:margin-bottom="0.035cm" fo:line-height="114%" fo:text-align="justify" style:justify-single-word="false" fo:text-indent="0cm" style:auto-text-indent="false" style:punctuation-wrap="simple" style:line-break="normal">
        <style:tab-stops/>
      </style:paragraph-properties>
      <style:text-properties fo:color="#000000"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Heading_20_1">
      <style:paragraph-properties fo:line-height="100%" fo:text-align="justify" style:justify-single-word="false" style:punctuation-wrap="simple" style:line-break="normal"/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5" style:family="paragraph" style:parent-style-name="Heading_20_1">
      <style:paragraph-properties fo:margin-top="0.113cm" fo:margin-bottom="0cm" fo:line-height="100%" fo:text-align="justify" style:justify-single-word="false" style:punctuation-wrap="simple" style:line-break="normal"/>
      <style:text-properties style:font-name="Times New Roman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6" style:family="paragraph" style:parent-style-name="Heading_20_2">
      <style:paragraph-properties fo:line-height="100%" fo:text-align="justify" style:justify-single-word="false" style:punctuation-wrap="simple" style:line-break="normal"/>
      <style:text-properties style:font-name="Times New Roman1" fo:font-weight="bold" style:font-weight-asian="bold" style:font-weight-complex="bold"/>
    </style:style>
    <style:style style:name="P37" style:family="paragraph" style:parent-style-name="Standard">
      <style:paragraph-properties fo:margin-left="0cm" fo:margin-right="12.841cm" fo:margin-top="0.083cm" fo:margin-bottom="0cm" fo:line-height="114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38" style:family="paragraph" style:parent-style-name="Standard" style:master-page-name="">
      <style:paragraph-properties fo:margin-left="0cm" fo:margin-right="10.292cm" fo:margin-top="0.083cm" fo:margin-bottom="0cm" fo:line-height="114%" fo:text-align="justify" style:justify-single-word="false" fo:text-indent="0cm" style:auto-text-indent="false" style:page-number="auto" style:punctuation-wrap="simple" style:line-break="normal"/>
      <style:text-properties fo:color="#000000"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39" style:family="paragraph" style:parent-style-name="Standard" style:master-page-name="">
      <style:paragraph-properties fo:margin-left="0cm" fo:margin-right="13.044cm" fo:margin-top="0.083cm" fo:margin-bottom="0cm" fo:line-height="114%" fo:text-align="justify" style:justify-single-word="false" fo:text-indent="0cm" style:auto-text-indent="false" style:page-number="auto" style:punctuation-wrap="simple" style:line-break="normal">
        <style:tab-stops>
          <style:tab-stop style:position="4.445cm"/>
        </style:tab-stops>
      </style:paragraph-properties>
      <style:text-properties style:font-name="Times New Roman1" fo:font-size="12pt" style:font-size-asian="12pt" style:font-size-complex="12pt"/>
    </style:style>
    <style:style style:name="P40" style:family="paragraph" style:parent-style-name="Standard">
      <style:paragraph-properties fo:margin-left="0cm" fo:margin-right="13.044cm" fo:margin-top="0.083cm" fo:margin-bottom="0cm" fo:line-height="114%" fo:text-align="justify" style:justify-single-word="false" fo:text-indent="0cm" style:auto-text-indent="false" style:punctuation-wrap="simple" style:line-break="normal">
        <style:tab-stops>
          <style:tab-stop style:position="4.445cm"/>
        </style:tab-stops>
      </style:paragraph-properties>
      <style:text-properties style:font-name="Times New Roman1" fo:font-size="12pt" style:font-size-asian="12pt" style:font-size-complex="12pt"/>
    </style:style>
    <style:style style:name="P41" style:family="paragraph" style:parent-style-name="Heading_20_2">
      <style:paragraph-properties fo:margin-left="0cm" fo:margin-right="12.841cm" fo:margin-top="0.083cm" fo:margin-bottom="0cm" fo:line-height="114%" fo:text-align="justify" style:justify-single-word="false" fo:text-indent="0cm" style:auto-text-indent="false" style:punctuation-wrap="simple" style:line-break="normal"/>
      <style:text-properties style:font-name="Times New Roman1" fo:font-size="12pt" style:font-size-asian="12pt" style:font-size-complex="12pt"/>
    </style:style>
    <style:style style:name="P42" style:family="paragraph" style:parent-style-name="Heading_20_10" style:list-style-name="" style:master-page-name="Standard">
      <style:paragraph-properties fo:margin-left="0cm" fo:margin-right="0cm" fo:margin-top="0.09cm" fo:margin-bottom="0cm" fo:line-height="100%" fo:text-align="start" style:justify-single-word="false" fo:text-indent="0cm" style:auto-text-indent="false" style:page-number="auto" style:punctuation-wrap="simple" style:line-break="normal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3" style:family="paragraph" style:parent-style-name="Heading_20_10" style:list-style-name="">
      <style:paragraph-properties fo:margin-left="0cm" fo:margin-right="0cm" fo:margin-top="0.09cm" fo:margin-bottom="0cm" fo:line-height="100%" fo:text-align="start" style:justify-single-word="false" fo:text-indent="0cm" style:auto-text-indent="false" style:punctuation-wrap="simple" style:line-break="normal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4" style:family="paragraph" style:parent-style-name="Text_20_body" style:list-style-name="RTF_5f_Num_20_2">
      <style:paragraph-properties fo:margin-left="0cm" fo:margin-right="0.646cm" fo:line-height="100%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/>
    </style:style>
    <style:style style:name="P45" style:family="paragraph" style:parent-style-name="Text_20_body" style:list-style-name="RTF_5f_Num_20_2">
      <style:paragraph-properties fo:margin-left="0cm" fo:margin-right="0cm" fo:line-height="100%" fo:text-align="justify" style:justify-single-word="false" fo:text-indent="0cm" style:auto-text-indent="false" style:punctuation-wrap="simple" style:line-break="normal">
        <style:tab-stops>
          <style:tab-stop style:position="2.956cm"/>
        </style:tab-stops>
      </style:paragraph-properties>
      <style:text-properties style:font-name="Times New Roman1"/>
    </style:style>
    <style:style style:name="P46" style:family="paragraph" style:parent-style-name="Text_20_body" style:list-style-name="RTF_5f_Num_20_2">
      <style:paragraph-properties fo:margin-left="0cm" fo:margin-right="0cm" fo:line-height="100%" fo:text-align="justify" style:justify-single-word="false" fo:text-indent="0cm" style:auto-text-indent="false" style:punctuation-wrap="simple" style:line-break="normal">
        <style:tab-stops>
          <style:tab-stop style:position="2.956cm"/>
        </style:tab-stops>
      </style:paragraph-properties>
      <style:text-properties style:font-name="Times New Roman1" fo:font-size="12pt" style:font-size-asian="12pt" style:font-size-complex="12pt"/>
    </style:style>
    <style:style style:name="P47" style:family="paragraph" style:parent-style-name="Text_20_body" style:list-style-name="RTF_5f_Num_20_2">
      <style:paragraph-properties fo:margin-left="0cm" fo:margin-right="0cm" fo:line-height="0.445cm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48" style:family="paragraph" style:parent-style-name="Text_20_body" style:list-style-name="RTF_5f_Num_20_2">
      <style:paragraph-properties fo:margin-left="0cm" fo:margin-right="0cm" fo:margin-top="0.065cm" fo:margin-bottom="0cm" fo:line-height="100%" fo:text-align="justify" style:justify-single-word="false" fo:text-indent="0cm" style:auto-text-indent="false" style:punctuation-wrap="simple" style:line-break="normal">
        <style:tab-stops>
          <style:tab-stop style:position="2.956cm"/>
        </style:tab-stops>
      </style:paragraph-properties>
      <style:text-properties style:font-name="Times New Roman1" fo:font-size="12pt" style:font-size-asian="12pt" style:font-size-complex="12pt"/>
    </style:style>
    <style:style style:name="P49" style:family="paragraph" style:parent-style-name="Text_20_body" style:list-style-name="RTF_5f_Num_20_2">
      <style:paragraph-properties fo:margin-left="0cm" fo:margin-right="0cm" fo:margin-top="0.071cm" fo:margin-bottom="0cm" fo:line-height="100%" fo:text-align="justify" style:justify-single-word="false" fo:text-indent="0cm" style:auto-text-indent="false" style:punctuation-wrap="simple" style:line-break="normal">
        <style:tab-stops>
          <style:tab-stop style:position="2.956cm"/>
        </style:tab-stops>
      </style:paragraph-properties>
      <style:text-properties style:font-name="Times New Roman1" fo:font-size="12pt" style:font-size-asian="12pt" style:font-size-complex="12pt"/>
    </style:style>
    <style:style style:name="P50" style:family="paragraph" style:parent-style-name="Text_20_body" style:list-style-name="RTF_5f_Num_20_2">
      <style:paragraph-properties fo:margin-left="0cm" fo:margin-right="0cm" fo:margin-top="0.002cm" fo:margin-bottom="0cm" fo:line-height="0.445cm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51" style:family="paragraph" style:parent-style-name="Text_20_body" style:master-page-name="Convert_20_1">
      <style:paragraph-properties fo:margin-left="0.206cm" fo:margin-right="0cm" fo:margin-top="0.106cm" fo:margin-bottom="0cm" fo:line-height="100%" fo:text-align="justify" style:justify-single-word="false" fo:text-indent="0cm" style:auto-text-indent="false" style:page-number="auto" style:punctuation-wrap="simple" style:line-break="normal"/>
      <style:text-properties style:font-name="Times New Roman1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Text_20_body" style:list-style-name="RTF_5f_Num_20_2">
      <style:paragraph-properties fo:margin-left="0cm" fo:margin-right="6.087cm" fo:margin-top="0.071cm" fo:margin-bottom="0cm" fo:line-height="100%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53" style:family="paragraph" style:parent-style-name="Text_20_body" style:list-style-name="RTF_5f_Num_20_2">
      <style:paragraph-properties fo:margin-left="0cm" fo:margin-right="6.087cm" fo:margin-top="0.002cm" fo:margin-bottom="0cm" fo:line-height="100%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54" style:family="paragraph" style:parent-style-name="Text_20_body" style:list-style-name="RTF_5f_Num_20_2">
      <style:paragraph-properties fo:margin-left="0cm" fo:margin-right="7.297cm" fo:margin-top="0.002cm" fo:margin-bottom="0cm" fo:line-height="100%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55" style:family="paragraph" style:parent-style-name="Text_20_body" style:list-style-name="RTF_5f_Num_20_2">
      <style:paragraph-properties fo:margin-left="0cm" fo:margin-right="6.279cm" fo:margin-top="0.002cm" fo:margin-bottom="0cm" fo:line-height="100%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56" style:family="paragraph" style:parent-style-name="Text_20_body" style:list-style-name="RTF_5f_Num_20_2">
      <style:paragraph-properties fo:margin-left="0cm" fo:margin-right="6.154cm" fo:line-height="100%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57" style:family="paragraph" style:parent-style-name="Text_20_body" style:list-style-name="RTF_5f_Num_20_2">
      <style:paragraph-properties fo:margin-left="0cm" fo:margin-right="6.537cm" fo:margin-top="0.002cm" fo:margin-bottom="0cm" fo:line-height="100%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58" style:family="paragraph" style:parent-style-name="Text_20_body" style:list-style-name="RTF_5f_Num_20_2">
      <style:paragraph-properties fo:margin-left="0cm" fo:margin-right="6.719cm" fo:margin-top="0.002cm" fo:margin-bottom="0cm" fo:line-height="100%" fo:text-align="justify" style:justify-single-word="false" fo:text-indent="0cm" style:auto-text-indent="false" style:punctuation-wrap="simple" style:line-break="normal">
        <style:tab-stops/>
      </style:paragraph-properties>
      <style:text-properties style:font-name="Times New Roman1" fo:font-size="12pt" style:font-size-asian="12pt" style:font-size-complex="12pt"/>
    </style:style>
    <style:style style:name="P59" style:family="paragraph" style:parent-style-name="Text_20_body" style:master-page-name="Convert_20_2">
      <style:paragraph-properties fo:margin-top="0.009cm" fo:margin-bottom="0cm" fo:line-height="100%" fo:text-align="justify" style:justify-single-word="false" style:page-number="auto" style:punctuation-wrap="simple" style:line-break="normal"/>
      <style:text-properties style:font-name="Times New Roman1" fo:font-size="10.5pt" style:font-size-asian="10.5pt" style:font-size-complex="10.5pt"/>
    </style:style>
    <style:style style:name="T1" style:family="text">
      <style:text-properties fo:letter-spacing="-0.012cm"/>
    </style:style>
    <style:style style:name="T2" style:family="text">
      <style:text-properties fo:letter-spacing="-0.018cm"/>
    </style:style>
    <style:style style:name="T3" style:family="text">
      <style:text-properties fo:letter-spacing="-0.007cm"/>
    </style:style>
    <style:style style:name="T4" style:family="text">
      <style:text-properties fo:letter-spacing="-0.007cm" fo:font-weight="bold" style:font-weight-asian="bold" style:font-weight-complex="bold"/>
    </style:style>
    <style:style style:name="T5" style:family="text">
      <style:text-properties fo:letter-spacing="-0.009cm"/>
    </style:style>
    <style:style style:name="T6" style:family="text">
      <style:text-properties fo:letter-spacing="-0.009cm" fo:font-weight="bold" style:font-weight-asian="bold" style:font-weight-complex="bold"/>
    </style:style>
    <style:style style:name="T7" style:family="text">
      <style:text-properties fo:letter-spacing="0.044cm" style:text-scale="99%"/>
    </style:style>
    <style:style style:name="T8" style:family="text">
      <style:text-properties fo:letter-spacing="-0.014cm"/>
    </style:style>
    <style:style style:name="T9" style:family="text">
      <style:text-properties fo:letter-spacing="-0.004cm"/>
    </style:style>
    <style:style style:name="T10" style:family="text">
      <style:text-properties fo:letter-spacing="-0.004cm" fo:font-weight="bold" style:font-weight-asian="bold" style:font-weight-complex="bold"/>
    </style:style>
    <style:style style:name="T11" style:family="text">
      <style:text-properties fo:letter-spacing="0.062cm"/>
    </style:style>
    <style:style style:name="T12" style:family="text">
      <style:text-properties fo:letter-spacing="-0.011cm"/>
    </style:style>
    <style:style style:name="T13" style:family="text">
      <style:text-properties fo:letter-spacing="-0.011cm" fo:font-weight="bold" style:font-weight-asian="bold" style:font-weight-complex="bold"/>
    </style:style>
    <style:style style:name="T14" style:family="text">
      <style:text-properties fo:letter-spacing="-0.005cm"/>
    </style:style>
    <style:style style:name="T15" style:family="text">
      <style:text-properties fo:letter-spacing="0.069cm" style:text-scale="99%"/>
    </style:style>
    <style:style style:name="T16" style:family="text">
      <style:text-properties fo:letter-spacing="0.002cm"/>
    </style:style>
    <style:style style:name="T17" style:family="text">
      <style:text-properties fo:letter-spacing="0.002cm" fo:font-weight="bold" style:font-weight-asian="bold" style:font-weight-complex="bold"/>
    </style:style>
    <style:style style:name="T18" style:family="text">
      <style:text-properties fo:letter-spacing="-0.026cm"/>
    </style:style>
    <style:style style:name="T19" style:family="text">
      <style:text-properties fo:letter-spacing="0.085cm"/>
    </style:style>
    <style:style style:name="T20" style:family="text">
      <style:text-properties fo:letter-spacing="0.153cm" style:text-scale="99%"/>
    </style:style>
    <style:style style:name="T21" style:family="text">
      <style:text-properties fo:letter-spacing="-0.016cm"/>
    </style:style>
    <style:style style:name="T22" style:family="text">
      <style:text-properties fo:letter-spacing="-0.023cm"/>
    </style:style>
    <style:style style:name="T23" style:family="text">
      <style:text-properties fo:letter-spacing="-0.034cm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fo:letter-spacing="-0.051cm" style:font-size-asian="12pt" style:font-size-complex="12pt"/>
    </style:style>
    <style:style style:name="T26" style:family="text">
      <style:text-properties fo:font-size="12pt" fo:letter-spacing="-0.035cm" style:font-size-asian="12pt" style:font-size-complex="12pt"/>
    </style:style>
    <style:style style:name="T27" style:family="text">
      <style:text-properties fo:letter-spacing="0.058cm"/>
    </style:style>
    <style:style style:name="T28" style:family="text">
      <style:text-properties fo:letter-spacing="0.058cm" style:text-scale="99%"/>
    </style:style>
    <style:style style:name="T29" style:family="text">
      <style:text-properties fo:letter-spacing="0.104cm"/>
    </style:style>
    <style:style style:name="T30" style:family="text">
      <style:text-properties fo:letter-spacing="0.097cm"/>
    </style:style>
    <style:style style:name="T31" style:family="text">
      <style:text-properties fo:letter-spacing="0.076cm"/>
    </style:style>
    <style:style style:name="T32" style:family="text">
      <style:text-properties fo:letter-spacing="0.076cm" style:text-scale="99%"/>
    </style:style>
    <style:style style:name="T33" style:family="text">
      <style:text-properties fo:letter-spacing="0.09cm" style:text-scale="99%"/>
    </style:style>
    <style:style style:name="T34" style:family="text">
      <style:text-properties fo:letter-spacing="0.072cm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letter-spacing="0.157cm"/>
    </style:style>
    <style:style style:name="T37" style:family="text">
      <style:text-properties fo:letter-spacing="0.049cm"/>
    </style:style>
    <style:style style:name="T38" style:family="text">
      <style:text-properties fo:letter-spacing="0.051cm"/>
    </style:style>
    <style:style style:name="T39" style:family="text">
      <style:text-properties fo:letter-spacing="0.048cm"/>
    </style:style>
    <style:style style:name="T40" style:family="text">
      <style:text-properties fo:letter-spacing="0.053cm"/>
    </style:style>
    <style:style style:name="T41" style:family="text">
      <style:text-properties fo:letter-spacing="0.168cm"/>
    </style:style>
    <style:style style:name="T42" style:family="text">
      <style:text-properties fo:letter-spacing="0.041cm" style:text-scale="99%"/>
    </style:style>
    <style:style style:name="T43" style:family="text">
      <style:text-properties fo:font-size="14pt" style:font-size-asian="14pt" style:font-size-complex="14pt"/>
    </style:style>
    <style:style style:name="T44" style:family="text">
      <style:text-properties fo:font-size="14pt" fo:letter-spacing="-0.018cm" style:font-size-asian="14pt" style:font-size-complex="14pt"/>
    </style:style>
    <style:style style:name="T45" style:family="text">
      <style:text-properties fo:font-variant="normal" fo:text-transform="none" style:text-line-through-style="none" style:font-name="Times New Roman1" fo:font-size="12pt" fo:letter-spacing="normal" fo:font-style="normal" fo:font-weight="normal" style:font-size-asian="12pt" style:font-style-asian="normal" style:font-weight-asian="normal" style:font-size-complex="12pt"/>
    </style:style>
    <style:style style:name="T46" style:family="text">
      <style:text-properties fo:font-variant="normal" fo:text-transform="none" fo:color="#000000" style:text-line-through-style="none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47" style:family="text">
      <style:text-properties style:text-position="super 58%" fo:letter-spacing="-0.009cm"/>
    </style:style>
    <style:style style:name="T48" style:family="text">
      <style:text-properties style:text-position="super 58%" fo:letter-spacing="-0.012cm"/>
    </style:style>
    <style:style style:name="T49" style:family="text">
      <style:text-properties style:font-name="Times New Roman1"/>
    </style:style>
    <style:style style:name="T50" style:family="text">
      <style:text-properties style:font-name="Times New Roman1" fo:font-weight="bold" style:font-weight-asian="bold" style:font-weight-complex="bold"/>
    </style:style>
    <style:style style:name="T51" style:family="text">
      <style:text-properties style:font-name="Times New Roman1" fo:letter-spacing="-0.039cm"/>
    </style:style>
    <style:style style:name="T52" style:family="text">
      <style:text-properties style:font-name="Times New Roman1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0"/>
      <text:h text:style-name="P43" text:outline-level="10"><text:s text:c="24"/>Gabrielle Layne Curriculum<text:span text:style-name="T1"> </text:span>Vitae <text:s text:c="36"/></text:h>
      <text:p text:style-name="P1"/>
      <text:p text:style-name="P4"/>
      <text:p text:style-name="P2"/>
      <text:p text:style-name="P5"><text:s/><text:span text:style-name="T43">Personal</text:span><text:span text:style-name="T44"> </text:span><text:span text:style-name="T43">Details</text:span></text:p>
      <text:p text:style-name="P20"><text:span text:style-name="T35">Full</text:span><text:span text:style-name="T4"> </text:span><text:span text:style-name="T35">Name</text:span>:<text:span text:style-name="T3"> </text:span>Gabrielle<text:span text:style-name="T1"> </text:span>Eden<text:span text:style-name="T5"> </text:span>Layne<text:span text:style-name="T7"> </text:span><text:span text:style-name="T35">Nationality</text:span>:<text:span text:style-name="T3"> </text:span>Swedish<text:span text:style-name="T8"> </text:span>and<text:span text:style-name="T2"> </text:span><text:span text:style-name="T9">Trinidadian</text:span><text:span text:style-name="T11"> </text:span><text:span text:style-name="T35">Date</text:span><text:span text:style-name="T6"> </text:span><text:span text:style-name="T35">of</text:span><text:span text:style-name="T13"> </text:span><text:span text:style-name="T35">Birth</text:span>:<text:span text:style-name="T12"> </text:span>1994/09/05</text:p>
      <text:p text:style-name="P21"><text:span text:style-name="T35">Address</text:span>:<text:span text:style-name="T3"> </text:span>3<text:span text:style-name="T9"> </text:span>Middle<text:span text:style-name="T5"> </text:span>Street,<text:span text:style-name="T5"> Walke</text:span><text:span text:style-name="T14"> </text:span>Street Ext,<text:span text:style-name="T9"> </text:span>Sangre<text:span text:style-name="T14"> </text:span>Grande<text:span text:style-name="T15"> </text:span><text:span text:style-name="T35">Phone</text:span>:<text:span text:style-name="T3"> </text:span>7817085</text:p>
      <text:p text:style-name="P15"><text:span text:style-name="T50">Email</text:span><text:span text:style-name="T49">:</text:span><text:span text:style-name="T51"> </text:span><text:a xlink:type="simple" xlink:href="mailto:eden.layne@hotmail.com" text:style-name="Internet_20_link" text:visited-style-name="Visited_20_Internet_20_Link"><text:span text:style-name="T52">eden.layne@hotmail.com</text:span></text:a></text:p>
      <text:p text:style-name="P6"/>
      <text:p text:style-name="P7"/>
      <text:p text:style-name="P7"/>
      <text:h text:style-name="P23" text:outline-level="1"><text:span text:style-name="T8">W</text:span><text:span text:style-name="T1">ork</text:span><text:span text:style-name="T18"> </text:span>Experience</text:h>
      <text:p text:style-name="P22">April<text:span text:style-name="T9"> </text:span>–<text:span text:style-name="T5"> </text:span>June<text:span text:style-name="T3"> </text:span>2010<text:span text:style-name="T14"> </text:span>Konsum<text:span text:style-name="T19"> </text:span>–<text:span text:style-name="T3"> </text:span>Cashier<text:span text:style-name="T9"> </text:span>and<text:span text:style-name="T14"> </text:span>Customer Service<text:span text:style-name="T14"> employee</text:span></text:p>
      <text:p text:style-name="P10"/>
      <text:list xml:id="list4890549788953315921" text:style-name="RTF_5f_Num_20_2">
        <text:list-item>
          <text:p text:style-name="P44">Follow<text:span text:style-name="T3"> </text:span>proper<text:span text:style-name="T9"> </text:span>procedures<text:span text:style-name="T9"> </text:span>for<text:span text:style-name="T9"> </text:span>customer<text:span text:style-name="T9"> </text:span>check<text:span text:style-name="T14"> </text:span>out,<text:span text:style-name="T3"> </text:span>handling<text:span text:style-name="T9"> </text:span>of<text:span text:style-name="T9"> </text:span>tenders,<text:span text:style-name="T9"> </text:span>use<text:span text:style-name="T14"> </text:span>of<text:span text:style-name="T9"> </text:span>tares,<text:span text:style-name="T9"> </text:span>sales<text:span text:style-name="T3"> </text:span>of<text:span text:style-name="T14"> </text:span>alcoholic<text:span text:style-name="T20"> </text:span>beverages<text:span text:style-name="T5"> </text:span>performing<text:span text:style-name="T3"> </text:span>all<text:span text:style-name="T12"> </text:span>cash<text:span text:style-name="T12"> </text:span>register<text:span text:style-name="T3"> </text:span>functions</text:p>
        </text:list-item>
      </text:list>
      <text:p text:style-name="P7"/>
      <text:list xml:id="list31635475" text:continue-numbering="true" text:style-name="RTF_5f_Num_20_2">
        <text:list-item>
          <text:p text:style-name="P45">Following<text:span text:style-name="T5"> </text:span>all<text:span text:style-name="T5"> </text:span>cash<text:span text:style-name="T12"> </text:span>handling<text:span text:style-name="T3"> </text:span>procedures</text:p>
        </text:list-item>
      </text:list>
      <text:p text:style-name="P11"/>
      <text:list xml:id="list31632355" text:continue-numbering="true" text:style-name="RTF_5f_Num_20_2">
        <text:list-item>
          <text:p text:style-name="P45">Keeping<text:span text:style-name="T5"> </text:span>the<text:span text:style-name="T12"> </text:span>Customer<text:span text:style-name="T3"> </text:span>Service<text:span text:style-name="T12"> </text:span>department<text:span text:style-name="T5"> </text:span>clean,<text:span text:style-name="T3"> </text:span>well-stocked,<text:span text:style-name="T12"> </text:span>and<text:span text:style-name="T12"> </text:span>organized</text:p>
        </text:list-item>
        <text:list-item>
          <text:p text:style-name="P45">Following<text:span text:style-name="T14"> </text:span>established<text:span text:style-name="T5"> </text:span>procedures<text:span text:style-name="T3"> </text:span>to<text:span text:style-name="T5"> </text:span>report<text:span text:style-name="T9"> </text:span>errors<text:span text:style-name="T9"> </text:span>in<text:span text:style-name="T9"> </text:span>retail<text:span text:style-name="T3"> </text:span>pricing<text:span text:style-name="T14"> </text:span></text:p>
        </text:list-item>
      </text:list>
      <text:p text:style-name="P7"/>
      <text:p text:style-name="P7"/>
      <text:p text:style-name="P8"/>
      <text:p text:style-name="P16">June-July<text:span text:style-name="T21"> </text:span>2010</text:p>
      <text:p text:style-name="P17">September-<text:span text:style-name="T3"> </text:span>December<text:span text:style-name="T9"> </text:span>2010<text:span text:style-name="T5"> </text:span>–<text:span text:style-name="T22"> </text:span>Assistant<text:span text:style-name="T9"> </text:span>at<text:span text:style-name="T9"> </text:span>SFI<text:span text:style-name="T3"> </text:span>(Swedish<text:span text:style-name="T5"> </text:span>for<text:span text:style-name="T9"> </text:span>Immigrants<text:span text:style-name="T9"> </text:span>class)</text:p>
      <text:p text:style-name="P3"/>
      <text:list xml:id="list31633436" text:continue-numbering="true" text:style-name="RTF_5f_Num_20_2">
        <text:list-item>
          <text:p text:style-name="P46">Assist<text:span text:style-name="T5"> </text:span>in<text:span text:style-name="T12"> </text:span>monitoring<text:span text:style-name="T14"> </text:span>supplementary<text:span text:style-name="T2"> </text:span>work<text:span text:style-name="T14"> </text:span>and<text:span text:style-name="T12"> </text:span>independent<text:span text:style-name="T3"> s</text:span><text:span text:style-name="T5">t</text:span><text:span text:style-name="T3">udy.</text:span></text:p>
        </text:list-item>
        <text:list-item>
          <text:p text:style-name="P46">Provide<text:span text:style-name="T12"> </text:span>assistance<text:span text:style-name="T8"> </text:span>with<text:span text:style-name="T8"> </text:span>individualized<text:span text:style-name="T1"> </text:span>program<text:span text:style-name="T21"> </text:span>materials.</text:p>
        </text:list-item>
        <text:list-item>
          <text:p text:style-name="P46">Assist<text:span text:style-name="T5"> </text:span>the<text:span text:style-name="T5"> </text:span>teacher<text:span text:style-name="T3"> </text:span>in<text:span text:style-name="T12"> </text:span>observing,<text:span text:style-name="T3"> </text:span>recording,<text:span text:style-name="T9"> </text:span>and<text:span text:style-name="T12"> </text:span>charting<text:span text:style-name="T5"> </text:span><text:span text:style-name="T9">behaviour.</text:span></text:p>
        </text:list-item>
        <text:list-item>
          <text:p text:style-name="P46">Assist<text:span text:style-name="T12"> </text:span>the<text:span text:style-name="T12"> </text:span>teacher<text:span text:style-name="T12"> </text:span>with<text:span text:style-name="T12"> </text:span>crisis<text:span text:style-name="T5"> </text:span>problems<text:span text:style-name="T3"> </text:span>and<text:span text:style-name="T3"> </text:span>behaviour<text:span text:style-name="T12"> </text:span>management.</text:p>
        </text:list-item>
        <text:list-item>
          <text:p text:style-name="P46">Carry<text:span text:style-name="T8"> </text:span>out<text:span text:style-name="T9"> </text:span>tutoring<text:span text:style-name="T3"> </text:span>activities<text:span text:style-name="T9"> </text:span>designed<text:span text:style-name="T12"> </text:span><text:span text:style-name="T16">by</text:span><text:span text:style-name="T1"> </text:span>the<text:span text:style-name="T14"> </text:span>teacher</text:p>
        </text:list-item>
        <text:list-item>
          <text:p text:style-name="P46">Support<text:span text:style-name="T14"> </text:span>students<text:span text:style-name="T14"> </text:span>in<text:span text:style-name="T3"> </text:span>their<text:span text:style-name="T3"> </text:span>participation<text:span text:style-name="T3"> </text:span>in<text:span text:style-name="T3"> </text:span>activities<text:span text:style-name="T14"> </text:span>in<text:span text:style-name="T14"> </text:span>the<text:span text:style-name="T3"> </text:span><text:span text:style-name="T14">community.</text:span></text:p>
        </text:list-item>
        <text:list-item>
          <text:p text:style-name="P46">Supervise<text:span text:style-name="T8"> </text:span>and/or<text:span text:style-name="T3"> </text:span>participate<text:span text:style-name="T12"> </text:span>with<text:span text:style-name="T5"> </text:span>students<text:span text:style-name="T5"> </text:span>in<text:span text:style-name="T5"> </text:span>community-based<text:span text:style-name="T12"> </text:span>programming<text:span text:style-name="T5"> </text:span>when<text:span text:style-name="T12"> </text:span>requested.</text:p>
        </text:list-item>
      </text:list>
      <text:p text:style-name="P24"/>
      <text:p text:style-name="P51">July-<text:span text:style-name="T22"> </text:span>August <text:span text:style-name="T9">2011</text:span><text:span text:style-name="T3"> </text:span>-Osbys local Library<text:span text:style-name="T23"> </text:span>Assistant</text:p>
      <text:list xml:id="list31621749" text:continue-numbering="true" text:style-name="RTF_5f_Num_20_2">
        <text:list-item>
          <text:p text:style-name="P48">Provide<text:span text:style-name="T3"> </text:span>assistance<text:span text:style-name="T5"> </text:span>to<text:span text:style-name="T5"> </text:span>library<text:span text:style-name="T1"> </text:span>users</text:p>
        </text:list-item>
        <text:list-item>
          <text:p text:style-name="P49">Plan<text:span text:style-name="T3"> </text:span>library<text:span text:style-name="T1"> </text:span>events<text:span text:style-name="T3"> </text:span></text:p>
        </text:list-item>
        <text:list-item>
          <text:p text:style-name="P49">Pack<text:span text:style-name="T3"> </text:span>and<text:span text:style-name="T14"> </text:span>sort<text:span text:style-name="T9"> </text:span>books</text:p>
        </text:list-item>
        <text:list-item>
          <text:p text:style-name="P49">Order<text:span text:style-name="T9"> </text:span>books<text:span text:style-name="T14"> </text:span>for<text:span text:style-name="T14"> </text:span>the<text:span text:style-name="T9"> </text:span>library<text:span text:style-name="T12"> </text:span>and<text:span text:style-name="T5"> </text:span>order books<text:span text:style-name="T14"> </text:span>from<text:span text:style-name="T5"> </text:span>other<text:span text:style-name="T14"> </text:span>local<text:span text:style-name="T3"> </text:span>libraries that<text:span text:style-name="T14"> </text:span>the<text:span text:style-name="T9"> </text:span>users requested</text:p>
        </text:list-item>
        <text:list-item>
          <text:p text:style-name="P49">Help<text:span text:style-name="T5"> </text:span>people<text:span text:style-name="T14"> </text:span>find<text:span text:style-name="T14"> </text:span>books suitable<text:span text:style-name="T14"> </text:span>for<text:span text:style-name="T9"> </text:span>them</text:p>
        </text:list-item>
      </text:list>
      <text:p text:style-name="P6"/>
      <text:p text:style-name="P9"/>
      <text:h text:style-name="P36" text:outline-level="2">January<text:span text:style-name="T1"> 20</text:span><text:span text:style-name="T48">th</text:span><text:span text:style-name="T1"> </text:span>2014-<text:span text:style-name="T5"> May 20</text:span><text:span text:style-name="T47">th</text:span><text:span text:style-name="T5"> 2014</text:span></text:h>
      <text:p text:style-name="P25"><text:span text:style-name="T24">Eastlime- Floor</text:span><text:span text:style-name="T25"> </text:span><text:span text:style-name="T24">Attendant/Bartender/</text:span><text:span text:style-name="T26"> </text:span><text:span text:style-name="T24">Receptionist</text:span></text:p>
      <text:list xml:id="list31634607" text:continue-numbering="true" text:style-name="RTF_5f_Num_20_2">
        <text:list-item>
          <text:list>
            <text:list-item>
              <text:p text:style-name="P52">Troubleshoots<text:span text:style-name="T3"> </text:span>and<text:span text:style-name="T12"> </text:span>repairs<text:span text:style-name="T12"> </text:span>minor<text:span text:style-name="T14"> </text:span>problems<text:span text:style-name="T9"> </text:span>at<text:span text:style-name="T5"> </text:span>the<text:span text:style-name="T1"> </text:span>machine.<text:span text:style-name="T27"> </text:span>Documents<text:span text:style-name="T5"> </text:span>those<text:span text:style-name="T12"> </text:span>repairs<text:span text:style-name="T5"> </text:span>unable<text:span text:style-name="T14"> </text:span>to<text:span text:style-name="T3"> </text:span>fix<text:span text:style-name="T3"> </text:span>at<text:span text:style-name="T14"> </text:span>machine<text:span text:style-name="T14"> </text:span>level.</text:p>
            </text:list-item>
            <text:list-item>
              <text:p text:style-name="P53">Circulates<text:span text:style-name="T8"> </text:span>throughout<text:span text:style-name="T5"> </text:span>assigned<text:span text:style-name="T8"> </text:span>area,<text:span text:style-name="T1"> </text:span>maintaining<text:span text:style-name="T8"> </text:span>visibility<text:span text:style-name="T29"> </text:span>for<text:span text:style-name="T9"> </text:span>guests<text:span text:style-name="T14"> </text:span>within<text:span text:style-name="T14"> </text:span>that<text:span text:style-name="T14"> </text:span>area.</text:p>
            </text:list-item>
            <text:list-item>
              <text:p text:style-name="P54">Exchanges<text:span text:style-name="T5"> </text:span><text:span text:style-name="T9">large</text:span><text:span text:style-name="T8"> </text:span>denomination<text:span text:style-name="T5"> </text:span>bills<text:span text:style-name="T5"> </text:span>into<text:span text:style-name="T1"> </text:span>requested<text:span text:style-name="T30"> </text:span>denomination<text:span text:style-name="T1"> </text:span>bills<text:span text:style-name="T5"> </text:span>and<text:span text:style-name="T5"> </text:span>coins.</text:p>
            </text:list-item>
            <text:list-item>
              <text:p text:style-name="P55">Provides<text:span text:style-name="T3"> </text:span>information<text:span text:style-name="T3"> </text:span>to<text:span text:style-name="T3"> </text:span>guests, such<text:span text:style-name="T9"> </text:span>as how<text:span text:style-name="T14"> </text:span>to<text:span text:style-name="T9"> </text:span>play<text:span text:style-name="T31"> </text:span>various<text:span text:style-name="T12"> </text:span>gaming<text:span text:style-name="T3"> </text:span>machines,<text:span text:style-name="T5"> </text:span>and<text:span text:style-name="T5"> </text:span>general<text:span text:style-name="T14"> </text:span>information<text:span text:style-name="T5"> </text:span>about<text:span text:style-name="T33"> </text:span>the<text:span text:style-name="T14"> </text:span>casino<text:span text:style-name="T5"> </text:span>and<text:span text:style-name="T14"> </text:span>games<text:span text:style-name="T9"> </text:span>offered.</text:p>
            </text:list-item>
            <text:list-item>
              <text:p text:style-name="P56">Initiates<text:span text:style-name="T12"> </text:span>jackpot/fill<text:span text:style-name="T8"> </text:span>documentation,<text:span text:style-name="T12"> </text:span>either<text:span text:style-name="T12"> </text:span>manual<text:span text:style-name="T1"> </text:span>or<text:span text:style-name="T31"> </text:span>automated<text:span text:style-name="T3"> </text:span>and<text:span text:style-name="T14"> </text:span>retrieves<text:span text:style-name="T5"> </text:span>amount<text:span text:style-name="T9"> </text:span>of<text:span text:style-name="T14"> </text:span>cash<text:span text:style-name="T14"> </text:span>or<text:span text:style-name="T3"> </text:span>coin<text:span text:style-name="T3"> </text:span>necessary<text:span text:style-name="T34"> </text:span>to<text:span text:style-name="T1"> </text:span>complete<text:span text:style-name="T12"> </text:span>transaction.</text:p>
            </text:list-item>
            <text:list-item>
              <text:p text:style-name="P53">Witness/verify<text:span text:style-name="T8"> </text:span>both<text:span text:style-name="T3"> </text:span>at<text:span text:style-name="T14"> </text:span>the<text:span text:style-name="T3"> </text:span>gaming<text:span text:style-name="T3"> </text:span>machine<text:span text:style-name="T12"> </text:span>and<text:span text:style-name="T3"> </text:span>on<text:span text:style-name="T12"> </text:span>manual<text:span text:style-name="T28"> </text:span>documents,<text:span text:style-name="T12"> </text:span>Jackpots<text:span text:style-name="T3"> </text:span>and<text:span text:style-name="T1"> </text:span>coin<text:span text:style-name="T1"> </text:span>hopper<text:span text:style-name="T12"> </text:span>fills.</text:p>
            </text:list-item>
            <text:list-item>
              <text:p text:style-name="P50">Summons<text:span text:style-name="T12"> </text:span>restaurant<text:span text:style-name="T14"> </text:span>service<text:span text:style-name="T3"> </text:span>as<text:span text:style-name="T5"> </text:span>requested.</text:p>
            </text:list-item>
            <text:list-item>
              <text:p text:style-name="P47">Assists<text:span text:style-name="T5"> </text:span>in<text:span text:style-name="T12"> </text:span>resolving<text:span text:style-name="T5"> </text:span>guest<text:span text:style-name="T5"> </text:span>opportunities.</text:p>
            </text:list-item>
            <text:list-item>
              <text:p text:style-name="P57">Assists<text:span text:style-name="T5"> </text:span>in<text:span text:style-name="T12"> </text:span>maintaining<text:span text:style-name="T5"> </text:span>cleanliness<text:span text:style-name="T14"> </text:span>and<text:span text:style-name="T3"> </text:span>safety<text:span text:style-name="T21"> </text:span>within<text:span text:style-name="T3"> </text:span>the<text:span text:style-name="T33"> </text:span>gaming<text:span text:style-name="T8"> </text:span>area.</text:p>
            </text:list-item>
            <text:list-item>
              <text:p text:style-name="P58">Notifies<text:span text:style-name="T3"> </text:span>management<text:span text:style-name="T12"> </text:span>of<text:span text:style-name="T14"> </text:span>potential<text:span text:style-name="T12"> </text:span>problems<text:span text:style-name="T14"> </text:span>within<text:span text:style-name="T5"> </text:span>the<text:span text:style-name="T32"> </text:span>gaming<text:span text:style-name="T8"> </text:span>area.</text:p>
            </text:list-item>
            <text:list-item>
              <text:p text:style-name="P50">Serve<text:span text:style-name="T9"> </text:span>food<text:span text:style-name="T9"> </text:span>and<text:span text:style-name="T3"> </text:span>drinks to<text:span text:style-name="T9"> </text:span>customers</text:p>
            </text:list-item>
            <text:list-item>
              <text:p text:style-name="P47">Restock<text:span text:style-name="T14"> </text:span>the<text:span text:style-name="T9"> </text:span>bar<text:span text:style-name="T9"> </text:span>and<text:span text:style-name="T9"> </text:span>fill<text:span text:style-name="T9"> </text:span>in<text:span text:style-name="T9"> </text:span>stock<text:span text:style-name="T14"> </text:span>sheets</text:p>
            </text:list-item>
            <text:list-item>
              <text:p text:style-name="P50"><text:span text:style-name="T5">Checking </text:span>and<text:span text:style-name="T12"> </text:span>check<text:span text:style-name="T12"> </text:span>out<text:span text:style-name="T12"> </text:span>customers</text:p>
            </text:list-item>
            <text:list-item>
              <text:p text:style-name="P47">Sort<text:span text:style-name="T14"> </text:span>the<text:span text:style-name="T3"> </text:span>customer<text:span text:style-name="T14"> </text:span>sheets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12"/>
      <text:h text:style-name="P34" text:outline-level="1">Education</text:h>
      <text:p text:style-name="P13"><text:s text:c="2"/>Ekbackeskolan,<text:span text:style-name="T3"> </text:span>Osby<text:span text:style-name="T21"> </text:span>Sweden<text:span text:style-name="T12"> </text:span>2010-2013-<text:span text:style-name="T5"> </text:span>Social<text:span text:style-name="T14"> </text:span>science<text:span text:style-name="T3"> </text:span>and<text:span text:style-name="T5"> </text:span>economics<text:span text:style-name="T3"> </text:span>program</text:p>
      <text:p text:style-name="P26"><text:span text:style-name="T35">List</text:span><text:span text:style-name="T10"> </text:span><text:span text:style-name="T35">of</text:span><text:span text:style-name="T10"> </text:span><text:span text:style-name="T35">subjects</text:span><text:span text:style-name="T4"> </text:span><text:span text:style-name="T35">completed</text:span><text:span text:style-name="T17"> </text:span>:<text:span text:style-name="T3"> I</text:span>nformation<text:span text:style-name="T5"> </text:span>and<text:span text:style-name="T14"> </text:span>layout, Computing,<text:span text:style-name="T3"> </text:span>English,<text:span text:style-name="T3"> </text:span>Business<text:span text:style-name="T3"> </text:span>Economics,<text:span text:style-name="T3"> </text:span>Organisation<text:span text:style-name="T14"> </text:span>and<text:span text:style-name="T36"> </text:span>Leadership,<text:span text:style-name="T37"> </text:span>Small<text:span text:style-name="T38"> </text:span>enterprises,<text:span text:style-name="T37"> </text:span>International<text:span text:style-name="T39"> </text:span>Economics,<text:span text:style-name="T39"> </text:span>French,<text:span text:style-name="T38"> </text:span><text:span text:style-name="T9">Philosophy,</text:span><text:span text:style-name="T40"> </text:span><text:span text:style-name="T14">Geography,</text:span><text:span text:style-name="T38"> </text:span><text:span text:style-name="T14">History,</text:span><text:span text:style-name="T37"> </text:span>Mathematics,<text:span text:style-name="T41"> </text:span>Natural<text:span text:style-name="T5"> </text:span>Science,<text:span text:style-name="T19"> </text:span>Social<text:span text:style-name="T3"> </text:span>Studies,<text:span text:style-name="T3"> </text:span><text:span text:style-name="T9">Psychology,</text:span> Religion,<text:span text:style-name="T3"> </text:span><text:span text:style-name="T5">La</text:span><text:span text:style-name="T3">w,</text:span><text:span text:style-name="T14"> </text:span>Civics,<text:span text:style-name="T9"> European</text:span><text:span text:style-name="T3"> </text:span>Studies,<text:span text:style-name="T9"> </text:span>Spanish,<text:span text:style-name="T5"> </text:span>Swedish.</text:p>
      <text:p text:style-name="P59"/>
      <text:h text:style-name="P35" text:outline-level="1">Skills</text:h>
      <text:p text:style-name="P27"><text:s text:c="2"/>Application:Microsoft office</text:p>
      <text:p text:style-name="P30"/>
      <text:p text:style-name="P30"/>
      <text:p text:style-name="P28">Language Competence</text:p>
      <text:p text:style-name="P27"><text:s text:c="2"/>First language: English </text:p>
      <text:p text:style-name="P27"><text:s text:c="2"/>Other Language <text:s/>:Swedish</text:p>
      <text:p text:style-name="P29"><text:s text:c="2"/>Reading Skills: Swedish very good</text:p>
      <text:p text:style-name="P29"><text:s text:c="2"/>Writing Skills: Swedish very good</text:p>
      <text:p text:style-name="P29"><text:s text:c="2"/>Verbal Skills: Swedish fluent</text:p>
      <text:p text:style-name="P31"><text:s/></text:p>
      <text:p text:style-name="P7"/>
      <text:p text:style-name="P7"/>
      <text:p text:style-name="P7"/>
      <text:h text:style-name="P14" text:outline-level="1">References</text:h>
      <text:h text:style-name="P32" text:outline-level="2"><text:span text:style-name="T1">Katrina </text:span>Joshua<text:span text:style-name="T42"> </text:span></text:h>
      <text:h text:style-name="P32" text:outline-level="2">Police officer</text:h>
      <text:h text:style-name="P32" text:outline-level="2">678-4407</text:h>
      <text:p text:style-name="P37"/>
      <text:p text:style-name="P37">Martin Terry Rondon</text:p>
      <text:p text:style-name="P39">Chairman<text:line-break/>Sangre Grande Regional Corporation</text:p>
      <text:p text:style-name="P40">668-3969</text:p>
      <text:p text:style-name="P19"><text:a xlink:type="simple" xlink:href="mailto:caroline.hunter@osby.se" text:style-name="Internet_20_link" text:visited-style-name="Visited_20_Internet_20_Link"><text:span text:style-name="Internet_20_link"><text:span text:style-name="T45"/></text:span></text:a></text:p>
      <text:p text:style-name="P18"><text:span text:style-name="Internet_20_link"><text:span text:style-name="T46">Tobias kedegren</text:span></text:span></text:p>
      <text:p text:style-name="P38">French teacher </text:p>
      <text:p text:style-name="P33">Ekbackeskolan, Osby</text:p>
      <text:p text:style-name="P33">+46479528558</text:p>
      <text:p text:style-name="P33"/>
      <text:p text:style-name="P33">Thomas Wiking</text:p>
      <text:p text:style-name="P33">Librarian</text:p>
      <text:p text:style-name="P33">Osby library </text:p>
      <text:p text:style-name="P33">+464795283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charset="x-symbol"/>
    <style:font-face style:name="Mangal1" svg:font-family="Manga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next-style-name="Standard" style:class="text">
      <style:paragraph-properties fo:margin="100%" fo:margin-left="1.478cm" fo:margin-right="0cm" fo:margin-top="0cm" fo:margin-bottom="0cm" fo:text-indent="-0.635cm" style:auto-text-indent="false">
        <style:tab-stops/>
      </style:paragraph-properties>
      <style:text-properties style:font-name="Times New Roman" fo:font-size="11pt" style:font-name-asian="Times New Roman" style:font-size-asian="11pt" style:font-name-complex="Times New Roman" style:font-size-complex="11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="100%" fo:margin-left="0.206cm" fo:margin-right="0cm" fo:margin-top="0cm" fo:margin-bottom="0cm" fo:text-indent="0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="100%" fo:margin-left="0.206cm" fo:margin-right="0cm" fo:margin-top="0cm" fo:margin-bottom="0cm" fo:text-indent="0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List_20_Paragraph" style:display-name="List Paragraph" style:family="paragraph" style:parent-style-name="Standard" style:next-style-name="Standard"/>
    <style:style style:name="Table_20_Paragraph" style:display-name="Table Paragraph" style:family="paragraph" style:parent-style-name="Standard" style:next-style-name="Standard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RTF_5f_Num_20_2_20_1" style:display-name="RTF_Num 2 1" style:family="text">
      <style:text-properties style:font-name="Symbol" fo:font-size="11pt" fo:font-weight="normal" style:font-name-asian="Symbol" style:font-size-asian="11pt" style:font-weight-asian="normal" style:font-name-complex="Symbol" style:font-size-complex="11pt" style:font-weight-complex="normal" style:text-scale="99%"/>
    </style:style>
    <style:style style:name="RTF_5f_Num_20_2_20_2" style:display-name="RTF_Num 2 2" style:family="text">
      <style:text-properties style:font-name="Symbol" fo:font-size="10pt" fo:font-weight="normal" style:font-name-asian="Symbol" style:font-size-asian="10pt" style:font-weight-asian="normal" style:font-name-complex="Symbol" style:font-size-complex="10pt" style:font-weight-complex="normal" style:text-scale="99%"/>
    </style:style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">
        <style:list-level-properties text:space-before="0.843cm" text:min-label-width="0.635cm"/>
        <style:text-properties style:font-name="Symbol"/>
      </text:list-level-style-bullet>
      <text:list-level-style-bullet text:level="2" text:style-name="RTF_5f_Num_20_2_20_2" style:num-suffix="." text:bullet-char="">
        <style:list-level-properties text:space-before="2.272cm" text:min-label-width="0.635cm"/>
        <style:text-properties style:font-name="Symbol"/>
      </text:list-level-style-bullet>
      <text:list-level-style-bullet text:level="3" text:style-name="RTF_5f_Num_20_2_20_3" style:num-suffix="." text:bullet-char="•">
        <style:list-level-properties text:space-before="3.928cm" text:min-label-width="0.635cm"/>
        <style:text-properties style:font-name="Times New Roman"/>
      </text:list-level-style-bullet>
      <text:list-level-style-bullet text:level="4" text:style-name="RTF_5f_Num_20_2_20_4" style:num-suffix="." text:bullet-char="•">
        <style:list-level-properties text:space-before="5.584cm" text:min-label-width="0.635cm"/>
        <style:text-properties style:font-name="Times New Roman"/>
      </text:list-level-style-bullet>
      <text:list-level-style-bullet text:level="5" text:style-name="RTF_5f_Num_20_2_20_5" style:num-suffix="." text:bullet-char="•">
        <style:list-level-properties text:space-before="7.241cm" text:min-label-width="0.635cm"/>
        <style:text-properties style:font-name="Times New Roman"/>
      </text:list-level-style-bullet>
      <text:list-level-style-bullet text:level="6" text:style-name="RTF_5f_Num_20_2_20_6" style:num-suffix="." text:bullet-char="•">
        <style:list-level-properties text:space-before="8.897cm" text:min-label-width="0.635cm"/>
        <style:text-properties style:font-name="Times New Roman"/>
      </text:list-level-style-bullet>
      <text:list-level-style-bullet text:level="7" text:style-name="RTF_5f_Num_20_2_20_7" style:num-suffix="." text:bullet-char="•">
        <style:list-level-properties text:space-before="10.553cm" text:min-label-width="0.635cm"/>
        <style:text-properties style:font-name="Times New Roman"/>
      </text:list-level-style-bullet>
      <text:list-level-style-bullet text:level="8" text:style-name="RTF_5f_Num_20_2_20_8" style:num-suffix="." text:bullet-char="•">
        <style:list-level-properties text:space-before="12.21cm" text:min-label-width="0.635cm"/>
        <style:text-properties style:font-name="Times New Roman"/>
      </text:list-level-style-bullet>
      <text:list-level-style-bullet text:level="9" text:style-name="RTF_5f_Num_20_2_20_9" style:num-suffix="." text:bullet-char="•">
        <style:list-level-properties text:space-before="13.866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199cm" fo:margin-right="2.5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34cm" fo:margin-bottom="0.494cm" fo:margin-left="1.199cm" fo:margin-right="2.3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646cm" fo:margin-bottom="0.494cm" fo:margin-left="1.199cm" fo:margin-right="3.03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le Layne</meta:initial-creator>
    <meta:creation-date>2014-05-14T09:44:00</meta:creation-date>
    <dc:date>2014-10-14T11:46:27.78</dc:date>
    <dc:creator>Gabrielle Layne </dc:creator>
    <meta:generator>OpenOffice/4.1.0$Win32 OpenOffice.org_project/410m18$Build-9764</meta:generator>
    <meta:editing-duration>PT5H13M55S</meta:editing-duration>
    <meta:editing-cycles>4</meta:editing-cycles>
    <meta:printed-by>Gabrielle Layne </meta:printed-by>
    <meta:print-date>2014-09-08T19:06:47.36</meta:print-date>
    <meta:document-statistic meta:table-count="0" meta:image-count="0" meta:object-count="0" meta:page-count="3" meta:paragraph-count="69" meta:word-count="488" meta:character-count="3470"/>
  </office:meta>
</office:document-meta>
</file>